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center"/>
      <style:text-properties fo:color="#00000a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4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/>
      <style:text-properties fo:color="#00000a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4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a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4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float" office:value="0.27632" calcext:value-type="float">
            <text:p>0,27632</text:p>
          </table:table-cell>
          <table:table-cell table:style-name="ce1" office:value-type="float" office:value="10.2641" calcext:value-type="float">
            <text:p>10,2641</text:p>
          </table:table-cell>
          <table:table-cell table:style-name="ce1" office:value-type="float" office:value="468.717" calcext:value-type="float">
            <text:p>468,717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float" office:value="0.3224" calcext:value-type="float">
            <text:p>0,3224</text:p>
          </table:table-cell>
          <table:table-cell table:style-name="ce2" office:value-type="float" office:value="13.9988" calcext:value-type="float">
            <text:p>13,9988</text:p>
          </table:table-cell>
          <table:table-cell table:style-name="ce2" office:value-type="float" office:value="637.878" calcext:value-type="float">
            <text:p>637,878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float" office:value="0.237056" calcext:value-type="float">
            <text:p>0,237056</text:p>
          </table:table-cell>
          <table:table-cell table:style-name="ce2" office:value-type="float" office:value="8.77702" calcext:value-type="float">
            <text:p>8,77702</text:p>
          </table:table-cell>
          <table:table-cell table:style-name="ce2" office:value-type="float" office:value="441.127" calcext:value-type="float">
            <text:p>441,127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formula="of:=[.B3]*[.$A$2]" office:value-type="float" office:value="0.00027632" calcext:value-type="float">
            <text:p>0,00027632</text:p>
          </table:table-cell>
          <table:table-cell table:formula="of:=[.C3]*[.$A$2]" office:value-type="float" office:value="0.0102641" calcext:value-type="float">
            <text:p>0,0102641</text:p>
          </table:table-cell>
          <table:table-cell table:formula="of:=[.D3]*[.$A$2]" office:value-type="float" office:value="0.468717" calcext:value-type="float">
            <text:p>0,468717</text:p>
          </table:table-cell>
          <table:table-cell table:number-columns-repeated="4"/>
        </table:table-row>
        <table:table-row table:style-name="ro1">
          <table:table-cell/>
          <table:table-cell table:formula="of:=[.B4]*[.$A$2]" office:value-type="float" office:value="0.0003224" calcext:value-type="float">
            <text:p>0,0003224</text:p>
          </table:table-cell>
          <table:table-cell table:formula="of:=[.C4]*[.$A$2]" office:value-type="float" office:value="0.0139988" calcext:value-type="float">
            <text:p>0,0139988</text:p>
          </table:table-cell>
          <table:table-cell table:formula="of:=[.D4]*[.$A$2]" office:value-type="float" office:value="0.637878" calcext:value-type="float">
            <text:p>0,637878</text:p>
          </table:table-cell>
          <table:table-cell table:number-columns-repeated="4"/>
        </table:table-row>
        <table:table-row table:style-name="ro1">
          <table:table-cell/>
          <table:table-cell table:formula="of:=[.B5]*[.$A$2]" office:value-type="float" office:value="0.000237056" calcext:value-type="float">
            <text:p>0,000237056</text:p>
          </table:table-cell>
          <table:table-cell table:formula="of:=[.C5]*[.$A$2]" office:value-type="float" office:value="0.00877702" calcext:value-type="float">
            <text:p>0,00877702</text:p>
          </table:table-cell>
          <table:table-cell table:formula="of:=[.D5]*[.$A$2]" office:value-type="float" office:value="0.441127" calcext:value-type="float">
            <text:p>0,441127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formula="of:=2*[.B$2]^3/[.B8]" office:value-type="float" office:value="121433236826.867" calcext:value-type="float">
            <text:p>121433236826,867</text:p>
          </table:table-cell>
          <table:table-cell table:formula="of:=2*[.C$2]^3/[.C8]" office:value-type="float" office:value="209222790892.528" calcext:value-type="float">
            <text:p>209222790892,528</text:p>
          </table:table-cell>
          <table:table-cell table:formula="of:=2*[.D$2]^3/[.D8]" office:value-type="float" office:value="293223743691.823" calcext:value-type="float">
            <text:p>293223743691,823</text:p>
          </table:table-cell>
          <table:table-cell table:number-columns-repeated="4"/>
        </table:table-row>
        <table:table-row table:style-name="ro1">
          <table:table-cell/>
          <table:table-cell table:formula="of:=2*[.B$2]^3/[.B9]" office:value-type="float" office:value="104077022332.506" calcext:value-type="float">
            <text:p>104077022332,506</text:p>
          </table:table-cell>
          <table:table-cell table:formula="of:=2*[.C$2]^3/[.C9]" office:value-type="float" office:value="153404838128.983" calcext:value-type="float">
            <text:p>153404838128,983</text:p>
          </table:table-cell>
          <table:table-cell table:formula="of:=2*[.D$2]^3/[.D9]" office:value-type="float" office:value="215462758508.68" calcext:value-type="float">
            <text:p>215462758508,68</text:p>
          </table:table-cell>
          <table:table-cell table:number-columns-repeated="4"/>
        </table:table-row>
        <table:table-row table:style-name="ro1">
          <table:table-cell/>
          <table:table-cell table:formula="of:=2*[.B$2]^3/[.B10]" office:value-type="float" office:value="141546436285.097" calcext:value-type="float">
            <text:p>141546436285,097</text:p>
          </table:table-cell>
          <table:table-cell table:formula="of:=2*[.C$2]^3/[.C10]" office:value-type="float" office:value="244671158092.382" calcext:value-type="float">
            <text:p>244671158092,382</text:p>
          </table:table-cell>
          <table:table-cell table:formula="of:=2*[.D$2]^3/[.D10]" office:value-type="float" office:value="311563231160.187" calcext:value-type="float">
            <text:p>311563231160,187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formula="of:=10^-9" office:value-type="float" office:value="0.000000001" calcext:value-type="float">
            <text:p>0,000000001</text:p>
          </table:table-cell>
          <table:table-cell table:formula="of:=[.$A$17]*[.B13]" office:value-type="float" office:value="121.433236826867" calcext:value-type="float">
            <text:p>121,433236826867</text:p>
          </table:table-cell>
          <table:table-cell table:formula="of:=[.$A$17]*[.C13]" office:value-type="float" office:value="209.222790892528" calcext:value-type="float">
            <text:p>209,222790892528</text:p>
          </table:table-cell>
          <table:table-cell table:formula="of:=[.$A$17]*[.D13]" office:value-type="float" office:value="293.223743691823" calcext:value-type="float">
            <text:p>293,223743691823</text:p>
          </table:table-cell>
          <table:table-cell table:number-columns-repeated="4"/>
        </table:table-row>
        <table:table-row table:style-name="ro1">
          <table:table-cell/>
          <table:table-cell table:formula="of:=[.$A$17]*[.B14]" office:value-type="float" office:value="104.077022332506" calcext:value-type="float">
            <text:p>104,077022332506</text:p>
          </table:table-cell>
          <table:table-cell table:formula="of:=[.$A$17]*[.C14]" office:value-type="float" office:value="153.404838128983" calcext:value-type="float">
            <text:p>153,404838128983</text:p>
          </table:table-cell>
          <table:table-cell table:formula="of:=[.$A$17]*[.D14]" office:value-type="float" office:value="215.46275850868" calcext:value-type="float">
            <text:p>215,46275850868</text:p>
          </table:table-cell>
          <table:table-cell table:number-columns-repeated="4"/>
        </table:table-row>
        <table:table-row table:style-name="ro1">
          <table:table-cell/>
          <table:table-cell table:formula="of:=[.$A$17]*[.B15]" office:value-type="float" office:value="141.546436285097" calcext:value-type="float">
            <text:p>141,546436285097</text:p>
          </table:table-cell>
          <table:table-cell table:formula="of:=[.$A$17]*[.C15]" office:value-type="float" office:value="244.671158092382" calcext:value-type="float">
            <text:p>244,671158092382</text:p>
          </table:table-cell>
          <table:table-cell table:formula="of:=[.$A$17]*[.D15]" office:value-type="float" office:value="311.563231160187" calcext:value-type="float">
            <text:p>311,563231160187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formula="of:=0.001/3" office:value-type="float" office:value="0.000333333333333333" calcext:value-type="float">
            <text:p>0,000333333333333333</text:p>
          </table:table-cell>
          <table:table-cell table:formula="of:=[.$A$21]*[.B17]" office:value-type="float" office:value="0.0404777456089558" calcext:value-type="float">
            <text:p>0,0404777456089558</text:p>
          </table:table-cell>
          <table:table-cell table:formula="of:=[.$A$21]*[.C17]" office:value-type="float" office:value="0.0697409302975094" calcext:value-type="float">
            <text:p>0,0697409302975094</text:p>
          </table:table-cell>
          <table:table-cell table:formula="of:=[.$A$21]*[.D17]" office:value-type="float" office:value="0.0977412478972742" calcext:value-type="float">
            <text:p>0,0977412478972742</text:p>
          </table:table-cell>
          <table:table-cell table:number-columns-repeated="4"/>
        </table:table-row>
        <table:table-row table:style-name="ro1">
          <table:table-cell/>
          <table:table-cell table:formula="of:=[.$A$21]*[.B18]" office:value-type="float" office:value="0.0346923407775021" calcext:value-type="float">
            <text:p>0,0346923407775021</text:p>
          </table:table-cell>
          <table:table-cell table:formula="of:=[.$A$21]*[.C18]" office:value-type="float" office:value="0.0511349460429942" calcext:value-type="float">
            <text:p>0,0511349460429942</text:p>
          </table:table-cell>
          <table:table-cell table:formula="of:=[.$A$21]*[.D18]" office:value-type="float" office:value="0.0718209195028935" calcext:value-type="float">
            <text:p>0,0718209195028935</text:p>
          </table:table-cell>
          <table:table-cell table:number-columns-repeated="4"/>
        </table:table-row>
        <table:table-row table:style-name="ro1">
          <table:table-cell/>
          <table:table-cell table:formula="of:=[.$A$21]*[.B19]" office:value-type="float" office:value="0.0471821454283657" calcext:value-type="float">
            <text:p>0,0471821454283657</text:p>
          </table:table-cell>
          <table:table-cell table:formula="of:=[.$A$21]*[.C19]" office:value-type="float" office:value="0.0815570526974607" calcext:value-type="float">
            <text:p>0,0815570526974607</text:p>
          </table:table-cell>
          <table:table-cell table:formula="of:=[.$A$21]*[.D19]" office:value-type="float" office:value="0.103854410386729" calcext:value-type="float">
            <text:p>0,103854410386729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2">
          <table:table-cell table:formula="of:=0.001" office:value-type="float" office:value="0.001" calcext:value-type="float">
            <text:p>0,001</text:p>
          </table:table-cell>
          <table:table-cell table:style-name="ce5" office:value-type="float" office:value="150.5" calcext:value-type="float">
            <text:p>150,5</text:p>
          </table:table-cell>
          <table:table-cell table:style-name="ce5" office:value-type="float" office:value="3100" calcext:value-type="float">
            <text:p>3100</text:p>
          </table:table-cell>
          <table:table-cell table:style-name="ce5" office:value-type="float" office:value="394185" calcext:value-type="float">
            <text:p>394185</text:p>
          </table:table-cell>
          <table:table-cell/>
          <table:table-cell table:formula="of:=[.B26]*[.$A$26]" office:value-type="float" office:value="0.1505" calcext:value-type="float">
            <text:p>0,1505</text:p>
          </table:table-cell>
          <table:table-cell table:formula="of:=[.C26]*[.$A$26]" office:value-type="float" office:value="3.1" calcext:value-type="float">
            <text:p>3,1</text:p>
          </table:table-cell>
          <table:table-cell table:formula="of:=[.D26]*[.$A$26]" office:value-type="float" office:value="394.185" calcext:value-type="float">
            <text:p>394,185</text:p>
          </table:table-cell>
        </table:table-row>
        <table:table-row table:style-name="ro2">
          <table:table-cell/>
          <table:table-cell table:style-name="ce5" office:value-type="float" office:value="0.72" calcext:value-type="float">
            <text:p>0,72</text:p>
          </table:table-cell>
          <table:table-cell table:style-name="ce5" office:value-type="float" office:value="20.47" calcext:value-type="float">
            <text:p>20,47</text:p>
          </table:table-cell>
          <table:table-cell table:style-name="ce5" office:value-type="float" office:value="989.52" calcext:value-type="float">
            <text:p>989,52</text:p>
          </table:table-cell>
          <table:table-cell/>
          <table:table-cell table:formula="of:=[.B27]*[.$A$26]" office:value-type="float" office:value="0.00072" calcext:value-type="float">
            <text:p>0,00072</text:p>
          </table:table-cell>
          <table:table-cell table:formula="of:=[.C27]*[.$A$26]" office:value-type="float" office:value="0.02047" calcext:value-type="float">
            <text:p>0,02047</text:p>
          </table:table-cell>
          <table:table-cell table:formula="of:=[.D27]*[.$A$26]" office:value-type="float" office:value="0.98952" calcext:value-type="float">
            <text:p>0,98952</text:p>
          </table:table-cell>
        </table:table-row>
        <table:table-row table:style-name="ro2">
          <table:table-cell/>
          <table:table-cell table:style-name="ce5" office:value-type="float" office:value="0.57" calcext:value-type="float">
            <text:p>0,57</text:p>
          </table:table-cell>
          <table:table-cell table:style-name="ce5" office:value-type="float" office:value="10.01" calcext:value-type="float">
            <text:p>10,01</text:p>
          </table:table-cell>
          <table:table-cell table:style-name="ce5" office:value-type="float" office:value="456.91" calcext:value-type="float">
            <text:p>456,91</text:p>
          </table:table-cell>
          <table:table-cell/>
          <table:table-cell table:formula="of:=[.B28]*[.$A$26]" office:value-type="float" office:value="0.00057" calcext:value-type="float">
            <text:p>0,00057</text:p>
          </table:table-cell>
          <table:table-cell table:formula="of:=[.C28]*[.$A$26]" office:value-type="float" office:value="0.01001" calcext:value-type="float">
            <text:p>0,01001</text:p>
          </table:table-cell>
          <table:table-cell table:formula="of:=[.D28]*[.$A$26]" office:value-type="float" office:value="0.45691" calcext:value-type="float">
            <text:p>0,4569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2*[.$B25]^3/[.B26]" office:value-type="float" office:value="222953.036544851" calcext:value-type="float">
            <text:p>222953,036544851</text:p>
          </table:table-cell>
          <table:table-cell table:formula="of:=2*[.$B25]^3/[.C26]" office:value-type="float" office:value="10824.0103225806" calcext:value-type="float">
            <text:p>10824,0103225806</text:p>
          </table:table-cell>
          <table:table-cell table:formula="of:=2*[.$B25]^3/[.D26]" office:value-type="float" office:value="85.1235638088715" calcext:value-type="float">
            <text:p>85,1235638088715</text:p>
          </table:table-cell>
          <table:table-cell/>
          <table:table-cell table:formula="of:=2*[.F$25]^3/[.F26]" office:value-type="float" office:value="222953036.54485" calcext:value-type="float">
            <text:p>222953036,54485</text:p>
          </table:table-cell>
          <table:table-cell table:formula="of:=2*[.G$25]^3/[.G26]" office:value-type="float" office:value="692736660.645161" calcext:value-type="float">
            <text:p>692736660,645161</text:p>
          </table:table-cell>
          <table:table-cell table:formula="of:=2*[.H$25]^3/[.H26]" office:value-type="float" office:value="348666117.361138" calcext:value-type="float">
            <text:p>348666117,361138</text:p>
          </table:table-cell>
        </table:table-row>
        <table:table-row table:style-name="ro1">
          <table:table-cell/>
          <table:table-cell table:formula="of:=2*[.$B26]^3/[.B27]" office:value-type="float" office:value="9469062.84722222" calcext:value-type="float">
            <text:p>9469062,84722222</text:p>
          </table:table-cell>
          <table:table-cell table:formula="of:=2*[.$B26]^3/[.C27]" office:value-type="float" office:value="333059.367366878" calcext:value-type="float">
            <text:p>333059,367366878</text:p>
          </table:table-cell>
          <table:table-cell table:formula="of:=2*[.$B26]^3/[.D27]" office:value-type="float" office:value="6889.93173457838" calcext:value-type="float">
            <text:p>6889,93173457838</text:p>
          </table:table-cell>
          <table:table-cell/>
          <table:table-cell table:formula="of:=2*[.F$25]^3/[.F27]" office:value-type="float" office:value="46603377777.7778" calcext:value-type="float">
            <text:p>46603377777,7778</text:p>
          </table:table-cell>
          <table:table-cell table:formula="of:=2*[.G$25]^3/[.G27]" office:value-type="float" office:value="104908825012.213" calcext:value-type="float">
            <text:p>104908825012,213</text:p>
          </table:table-cell>
          <table:table-cell table:formula="of:=2*[.H$25]^3/[.H27]" office:value-type="float" office:value="138894568550.408" calcext:value-type="float">
            <text:p>138894568550,408</text:p>
          </table:table-cell>
        </table:table-row>
        <table:table-row table:style-name="ro1">
          <table:table-cell/>
          <table:table-cell table:formula="of:=2*[.$B27]^3/[.B28]" office:value-type="float" office:value="1.30964210526316" calcext:value-type="float">
            <text:p>1,30964210526316</text:p>
          </table:table-cell>
          <table:table-cell table:formula="of:=2*[.$B27]^3/[.C28]" office:value-type="float" office:value="0.074575024975025" calcext:value-type="float">
            <text:p>0,074575024975025</text:p>
          </table:table-cell>
          <table:table-cell table:formula="of:=2*[.$B27]^3/[.D28]" office:value-type="float" office:value="0.00163379221290845" calcext:value-type="float">
            <text:p>0,00163379221290845</text:p>
          </table:table-cell>
          <table:table-cell/>
          <table:table-cell table:formula="of:=2*[.F$25]^3/[.F28]" office:value-type="float" office:value="58867424561.4035" calcext:value-type="float">
            <text:p>58867424561,4035</text:p>
          </table:table-cell>
          <table:table-cell table:formula="of:=2*[.G$25]^3/[.G28]" office:value-type="float" office:value="214533830969.031" calcext:value-type="float">
            <text:p>214533830969,031</text:p>
          </table:table-cell>
          <table:table-cell table:formula="of:=2*[.H$25]^3/[.H28]" office:value-type="float" office:value="300800931194.327" calcext:value-type="float">
            <text:p>300800931194,32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formula="of:=10^-9" office:value-type="float" office:value="0.000000001" calcext:value-type="float">
            <text:p>0,000000001</text:p>
          </table:table-cell>
          <table:table-cell table:formula="of:=[.F30]*[.$E$34]" office:value-type="float" office:value="0.222953036544851" calcext:value-type="float">
            <text:p>0,222953036544851</text:p>
          </table:table-cell>
          <table:table-cell table:formula="of:=[.G30]*[.$E$34]" office:value-type="float" office:value="0.692736660645161" calcext:value-type="float">
            <text:p>0,692736660645161</text:p>
          </table:table-cell>
          <table:table-cell table:formula="of:=[.H30]*[.$E$34]" office:value-type="float" office:value="0.348666117361137" calcext:value-type="float">
            <text:p>0,348666117361137</text:p>
          </table:table-cell>
        </table:table-row>
        <table:table-row table:style-name="ro1">
          <table:table-cell table:number-columns-repeated="5"/>
          <table:table-cell table:formula="of:=[.F31]*[.$E$34]" office:value-type="float" office:value="46.6033777777778" calcext:value-type="float">
            <text:p>46,6033777777778</text:p>
          </table:table-cell>
          <table:table-cell table:formula="of:=[.G31]*[.$E$34]" office:value-type="float" office:value="104.908825012213" calcext:value-type="float">
            <text:p>104,908825012213</text:p>
          </table:table-cell>
          <table:table-cell table:formula="of:=[.H31]*[.$E$34]" office:value-type="float" office:value="138.894568550408" calcext:value-type="float">
            <text:p>138,894568550408</text:p>
          </table:table-cell>
        </table:table-row>
        <table:table-row table:style-name="ro1">
          <table:table-cell table:number-columns-repeated="5"/>
          <table:table-cell table:formula="of:=[.F32]*[.$E$34]" office:value-type="float" office:value="58.8674245614035" calcext:value-type="float">
            <text:p>58,8674245614035</text:p>
          </table:table-cell>
          <table:table-cell table:formula="of:=[.G32]*[.$E$34]" office:value-type="float" office:value="214.533830969031" calcext:value-type="float">
            <text:p>214,533830969031</text:p>
          </table:table-cell>
          <table:table-cell table:formula="of:=[.H32]*[.$E$34]" office:value-type="float" office:value="300.800931194327" calcext:value-type="float">
            <text:p>300,8009311943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8:21:33.530325576</meta:creation-date>
    <dc:date>2024-02-14T13:49:20.057518203</dc:date>
    <meta:editing-duration>PT18M8S</meta:editing-duration>
    <meta:editing-cycles>3</meta:editing-cycles>
    <meta:generator>LibreOffice/7.3.7.2$Linux_X86_64 LibreOffice_project/30$Build-2</meta:generator>
    <meta:document-statistic meta:table-count="1" meta:cell-count="104" meta:object-count="0"/>
  </office:meta>
</office:document-meta>
</file>